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fo:text-align="justify" style:justify-single-word="false"/>
    </style:style>
    <style:style style:name="P12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text-properties fo:language="ru" fo:country="RU"/>
    </style:style>
    <style:style style:name="P122" style:family="paragraph" style:parent-style-name="Text_20_body">
      <style:text-properties fo:language="en" fo:country="US"/>
    </style:style>
    <style:style style:name="P123" style:family="paragraph" style:parent-style-name="Text_20_body">
      <style:paragraph-properties fo:background-color="#eeeeee">
        <style:background-image/>
      </style:paragraph-properties>
    </style:style>
    <style:style style:name="P124" style:family="paragraph" style:parent-style-name="Text_20_body">
      <style:paragraph-properties fo:background-color="#eeeeee">
        <style:background-image/>
      </style:paragraph-properties>
      <style:text-properties fo:language="ru" fo:country="RU"/>
    </style:style>
    <style:style style:name="P125" style:family="paragraph" style:parent-style-name="Text_20_body">
      <style:paragraph-properties fo:text-align="justify" style:justify-single-word="false" fo:background-color="#eeeeee">
        <style:background-image/>
      </style:paragraph-properties>
      <style:text-properties fo:language="ru" fo:country="RU"/>
    </style:style>
    <style:style style:name="P126" style:family="paragraph" style:parent-style-name="Text_20_body">
      <style:paragraph-properties fo:background-color="#eeeeee">
        <style:background-image/>
      </style:paragraph-properties>
      <style:text-properties fo:language="en" fo:country="US"/>
    </style:style>
    <style:style style:name="P127" style:family="paragraph" style:parent-style-name="First_20_line_20_indent">
      <style:paragraph-properties fo:background-color="#eeeeee">
        <style:background-image/>
      </style:paragraph-properties>
      <style:text-properties fo:language="ru" fo:country="RU"/>
    </style:style>
    <style:style style:name="P12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9" style:family="paragraph" style:parent-style-name="Text_20_body">
      <style:paragraph-properties fo:margin-left="0cm" fo:margin-right="0cm" fo:text-align="justify"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3" style:family="paragraph" style:parent-style-name="Footnote">
      <style:paragraph-properties fo:margin-left="0cm" fo:margin-right="0cm" fo:text-indent="0cm" style:auto-text-indent="false"/>
      <style:text-properties fo:language="en" fo:country="US"/>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5" style:family="paragraph" style:parent-style-name="Standard">
      <style:text-properties fo:font-style="italic" style:font-style-asian="italic" style:font-style-complex="italic"/>
    </style:style>
    <style:style style:name="P156" style:family="paragraph" style:parent-style-name="Heading_20_1">
      <style:paragraph-properties fo:margin-left="0cm" fo:margin-right="0cm" fo:text-align="center" style:justify-single-word="false" fo:text-indent="0.499cm" style:auto-text-indent="false"/>
    </style:style>
    <style:style style:name="P157" style:family="paragraph" style:parent-style-name="Heading_20_1">
      <style:paragraph-properties fo:background-color="#eeeeee">
        <style:background-image/>
      </style:paragraph-properties>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background-color="#eeeeee">
        <style:background-image/>
      </style:paragraph-properties>
    </style:style>
    <style:style style:name="P162" style:family="paragraph" style:parent-style-name="Heading_20_2">
      <style:paragraph-properties fo:background-color="#eeeeee">
        <style:background-image/>
      </style:paragraph-properties>
      <style:text-properties fo:language="ru" fo:country="RU"/>
    </style:style>
    <style:style style:name="P16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4" style:family="paragraph" style:parent-style-name="Text_20_body" style:list-style-name="L1">
      <style:paragraph-properties fo:text-align="justify" style:justify-single-word="false"/>
    </style:style>
    <style:style style:name="P165" style:family="paragraph" style:parent-style-name="Text_20_body" style:list-style-name="L1">
      <style:paragraph-properties fo:text-align="justify" style:justify-single-word="false"/>
      <style:text-properties fo:language="ru" fo:country="RU"/>
    </style:style>
    <style:style style:name="P166" style:family="paragraph" style:parent-style-name="Text_20_body" style:list-style-name="L2">
      <style:paragraph-properties fo:text-align="justify" style:justify-single-word="false"/>
      <style:text-properties fo:language="ru" fo:country="RU"/>
    </style:style>
    <style:style style:name="P167" style:family="paragraph" style:parent-style-name="Text_20_body" style:list-style-name="L3">
      <style:text-properties fo:language="ru" fo:country="RU"/>
    </style:style>
    <style:style style:name="P168" style:family="paragraph" style:parent-style-name="Text_20_body" style:list-style-name="L3">
      <style:text-properties fo:language="ru" fo:country="RU" fo:background-color="#ffff00"/>
    </style:style>
    <style:style style:name="P16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1"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2" style:family="paragraph" style:parent-style-name="Text_20_body">
      <style:paragraph-properties loext:contextual-spacing="false" fo:margin-left="0cm" fo:margin-right="0cm" fo:text-align="justify" style:justify-single-word="false" fo:text-indent="0.499cm" style:auto-text-indent="false"/>
      <style:text-properties fo:language="ru" fo:country="RU"/>
    </style:style>
    <style:style style:name="P17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7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7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7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7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7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1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8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style="normal" fo:background-color="transparent" style:font-style-asian="normal" style:font-style-complex="normal" loext:char-shading-value="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language="en" fo:country="US" fo:background-color="transparent" loext:char-shading-value="0"/>
    </style:style>
    <style:style style:name="T30"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style:font-weight-asian="bold" style:font-weight-complex="bold" loext:char-shading-value="0"/>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ru" fo:country="RU" fo:font-style="normal" fo:background-color="transparent" style:font-style-asian="normal" style:font-style-complex="normal" loext:char-shading-value="0"/>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style:font-style-asian="normal" style:font-style-complex="normal" loext:char-shading-value="0"/>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9">&lt;</text:span><text:span text:style-name="T53">Э</text:span><text:span text:style-name="T30">пизод в Кантерлоте, где Луна составляет невысокое мнение об умственных способностях Макса</text:span><text:span text:style-name="T49">&gt;</text:span></text:p>
      <text:p text:style-name="P42">&lt;<text:span text:style-name="T25">Глава про то, как Селестия пытается определить, чего хочет Макс </text:span>&lt;<text:span text:style-name="T1">и </text:span><text:span text:style-name="T25">ест ванильное мороженное</text:span>&gt;<text:span text:style-name="T25">. В конце-концов, она понимает, что Макс хочет секса и дружбы (на самом деле - любви). Эпизод с Агамемноном-бескланником:</text:span></text:p>
      <text:p text:style-name="P32">-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5">&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5">Селестия лечит Макса в Кантерлоте от болячек и наркозависимости по-настоящему </text:span><text:span text:style-name="T24">(</text:span><text:span text:style-name="T25">перебирает на себя его болячки</text:span><text:span text:style-name="T24">)</text:span><text:span text:style-name="T2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Сел пытается научить Макса телепортации, и он телепортирует Агамемнона в пещеру под Кантерлотом&gt;</text:p>
      <text:p text:style-name="P57"><text:span text:style-name="T12">&lt;Луна - </text:span><text:span text:style-name="T2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2">&gt;</text:span></text:p>
      <text:p text:style-name="P57">&lt;Добавить эпизод подбора снаряги перед опасным заданием&gt;</text:p>
      <text:p text:style-name="P80">Таймлайн <text:span text:style-name="T12">(</text:span>события через 10 лет после Обмена): </text:p>
      <text:p text:style-name="P80">Год 2143 ПВ <text:span text:style-name="T12">(AU -?)</text:span></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0">29-е мая — встреча с Индиго. Прогулка с Селестией по парку. Муравьи под накрупником</text:p>
      <text:p text:style-name="P80">30-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2">&lt;</text:span>7<text:span text:style-name="T12">-</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2">&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2">&lt;</text:span>28-е июня<text:span text:style-name="T12">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text:soft-page-break/>&lt;4-е июля - Дэш стучит лбом в дерево. Обнимашки</text:p>
      <text:p text:style-name="P80">8-е июля — прибытие в Груммингтон</text:p>
      <text:p text:style-name="P80">9-е июля –<text:span text:style-name="T12"> </text:span>Провал Груммингтона. Отбытие с Груммингтона</text:p>
      <text:p text:style-name="P80"><text:span text:style-name="T12">&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2">[</text:span>21-е июля<text:span text:style-name="T12">]</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1"/>
      <text:h text:style-name="Heading_20_2" text:outline-level="2">Прочитанные фанфики</text:h>
      <text:h text:style-name="Heading_20_3" text:outline-level="3">Эпичные</text:h>
      <text:p text:style-name="P121">Обмен ( <text:a xlink:type="simple" xlink:href="https://darkpony.ru/obmen/" text:style-name="Internet_20_link" text:visited-style-name="Visited_20_Internet_20_Link">https://darkpony.ru/obmen/</text:a> )</text:p>
      <text:p text:style-name="P121">Розовые глазки</text:p>
      <text:p text:style-name="P12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9"/>
      <text:h text:style-name="Heading_20_2" text:outline-level="2">Идеи</text:h>
      <text:list xml:id="list3052353080504822793" text:style-name="L1">
        <text:list-item>
          <text:p text:style-name="P164">добавить детектив <text:span text:style-name="T1">(реализовано)</text:span>+ магические уроки/трактаты Старсвирла (реализовано)</text:p>
        </text:list-item>
        <text:list-item>
          <text:p text:style-name="P165">Терра несколько раз пытается убить Макса (один раз — в аквапарке). Несколько раз Макса спасает Селестия (даёт приказы Нексусу)</text:p>
        </text:list-item>
        <text:list-item>
          <text:p text:style-name="P165">Книги:</text:p>
        </text:list-item>
      </text:list>
      <text:list xml:id="list480482241206635982" text:style-name="L2">
        <text:list-item>
          <text:p text:style-name="P166">«Великие грифоны прошлого» - из канона (5<text:span text:style-name="T12">s8e)</text:span></text:p>
        </text:list-item>
        <text:list-item>
          <text:p text:style-name="P166">«Высшие заклинания в повседневном использовании: от песчинки до дворца»</text:p>
        </text:list-item>
        <text:list-item>
          <text:p text:style-name="P169">«Малоизвестные аспекты магии трансформаций»</text:p>
        </text:list-item>
        <text:list-item>
          <text:p text:style-name="P1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6">Дасти Вейфарер «Зебрианская культура, быт и фольклор»</text:p>
        </text:list-item>
        <text:list-item>
          <text:p text:style-name="P166">«Краткая история Эквестрии»</text:p>
        </text:list-item>
        <text:list-item>
          <text:p text:style-name="P166">«Шедевры архитектуры Эквестрии» с разделом о Кантерлотском Королевском Дворце</text:p>
        </text:list-item>
        <text:list-item>
          <text:p text:style-name="P166">«Великие дела и великие чары». Страница 893: …</text:p>
        </text:list-item>
        <text:list-item>
          <text:p text:style-name="P166">«<text:span text:style-name="T68">Природа Проклятий</text:span>» - обмен</text:p>
        </text:list-item>
        <text:list-item>
          <text:p text:style-name="P166"><text:span text:style-name="T68">«Магия для Чайников»</text:span> - обмен</text:p>
        </text:list-item>
        <text:list-item>
          <text:p text:style-name="P166"><text:span text:style-name="T68">«Энциклопедия Арканум»</text:span> - обмен</text:p>
        </text:list-item>
        <text:list-item>
          <text:p text:style-name="P166">«О Гейсах» - обмен</text:p>
        </text:list-item>
        <text:list-item>
          <text:p text:style-name="P166">«<text:span text:style-name="T68">Тайны Тайных Наук</text:span>» - обмен</text:p>
        </text:list-item>
        <text:list-item>
          <text:p text:style-name="P169">«Основы Заклятий» - обмен</text:p>
        </text:list-item>
        <text:list-item>
          <text:p text:style-name="P166"><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609322388782933419" text:style-name="L3">
        <text:list-item>
          <text:p text:style-name="P16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8">Селестия — переменчивая пони. В одно время не строгая, а в другое может быть такой, что страшно становится</text:p>
        </text:list-item>
        <text:list-item>
          <text:p text:style-name="P167">У Селестии были такие элементы гармонии: Магия, Доброта, Смех. У Луны — Верность, Честность, Щедрость. (ксенофазия)</text:p>
        </text:list-item>
        <text:list-item>
          <text:p text:style-name="P16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7">Около 820-ти лет назад будущий маг Лайтнинг Стар поступил на обучение к наставнику Тииспоту</text:p>
        </text:list-item>
        <text:list-item>
          <text:p text:style-name="P16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7">У Селестии грива и хвост развеваются и переливаются от магического шампуня</text:p>
        </text:list-item>
        <text:list-item>
          <text:p text:style-name="P167">Тело Селестии очень крепкое — может выдержать несколько тонн земли</text:p>
        </text:list-item>
        <text:list-item>
          <text:p text:style-name="P167">Дискорд намного старше принцесс, его магия сильнее ихней на голову</text:p>
        </text:list-item>
        <text:list-item>
          <text:p text:style-name="P167">Луна младше Селестии на 3 года. Сёстрам около 5000 лет. <text:span text:style-name="T68">По другим данным, Селестии около 2500 лет (Обмен).</text:span></text:p>
        </text:list-item>
        <text:list-item>
          <text:p text:style-name="P167">Принцессы начали войну с Дискордом в возрасте, когда им было около 700 лет — и продолжалась война почти сто лет</text:p>
        </text:list-item>
        <text:list-item>
          <text:p text:style-name="P167">Самый главный враг сестёр и Дискорда — скука</text:p>
        </text:list-item>
        <text:list-item>
          <text:p text:style-name="P167">В Эквестрии на одного жеребца приходится четыре - пять кобыл</text:p>
        </text:list-item>
        <text:list-item>
          <text:p text:style-name="P16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7">Селестия в первые полторы тысячи лет путешествовала — и заварила несколько войн (две — с Эквестрией, в одной была против Луны)</text:p>
        </text:list-item>
        <text:list-item>
          <text:p text:style-name="P167">Настоящий цвет гривы Селестии — клубнично-розовая. Радужный цвет гривы и хвоста поддерживается магией</text:p>
        </text:list-item>
        <text:list-item>
          <text:p text:style-name="P167">Кроме Дискорда, старше сестёр ещё старейшина драконов</text:p>
        </text:list-item>
        <text:list-item>
          <text:p text:style-name="P167">Кэйденс не прожила и 60-ти лет и является низкорожденной</text:p>
        </text:list-item>
        <text:list-item>
          <text:p text:style-name="P167"><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7">Народ тихо фигел от нововведений и с ещё большим ожесточением продолжал делать по-своему</text:p>
        </text:list-item>
        <text:list-item>
          <text:p text:style-name="P16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7">Когда пони женятся, они обмениваются ножными браслетами</text:p>
        </text:list-item>
        <text:list-item>
          <text:p text:style-name="P167">Светилами, кроме сестёр, могут управлять единороги (группы), Дискорд, Твайлайт и Старсвирл</text:p>
        </text:list-item>
        <text:list-item>
          <text:p text:style-name="P167">Королева Кризалис — правительница Зелёной Долины</text:p>
        </text:list-item>
        <text:list-item>
          <text:p text:style-name="P167">Мать Луны и Селестии — аликорн Лорен. Мать Дискорда — Алиса (пони-человек)</text:p>
        </text:list-item>
        <text:list-item>
          <text:p text:style-name="P16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9">Искусственный интеллект. Создан Владом и Максом. Разработан для управления корпорациями.</text:p>
      <text:h text:style-name="Heading_20_3" text:outline-level="3">Норф</text:h>
      <text:p text:style-name="P11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2">2500</text:span>. Страдает о скуки.</text:p>
      <text:h text:style-name="Heading_20_3" text:outline-level="3">Луна</text:h>
      <text:p text:style-name="P1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9">Единорог. Холост, молод, мечтателен. Живёт в Кантерлоте. В свободное время рисует облака.</text:p>
      <text:h text:style-name="Heading_20_3" text:outline-level="3">Алекс</text:h>
      <text:p text:style-name="P129">Менеджер проектов, над одним из которых (Нексус) работает Макс.</text:p>
      <text:h text:style-name="Heading_20_3" text:outline-level="3">Ростик</text:h>
      <text:p text:style-name="P129">Лидер команды тестировщиков</text:p>
      <text:h text:style-name="Heading_20_3" text:outline-level="3">Стас</text:h>
      <text:p text:style-name="P129">Программист-новичок в команде Макса.</text:p>
      <text:h text:style-name="Heading_20_3" text:outline-level="3"><text:soft-page-break/>Рома</text:h>
      <text:p text:style-name="P129">Программист в команде UI-программистов</text:p>
      <text:h text:style-name="Heading_20_3" text:outline-level="3">Анджела</text:h>
      <text:p text:style-name="P129">Сисадмин. Флиртует с Максом.</text:p>
      <text:p text:style-name="P129"/>
      <text:h text:style-name="Heading_20_2" text:outline-level="2">Положения</text:h>
      <text:p text:style-name="P12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58" text:outline-level="2">1. Терра</text:h>
      <text:p text:style-name="P25">музыка - кондовая электронная, холодная и отчаянная (Electronics “Disappointed”)</text:p>
      <text:p text:style-name="P26">или из Донни Дарко</text:p>
      <text:p text:style-name="P27">&lt;Mission Impossible theme ?&gt;</text:p>
      <text:p text:style-name="P27">&lt;Pink Floyd “Another Brick In The Wall”&gt;</text:p>
      <text:p text:style-name="P13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2">RnD-</text:span><text:span text:style-name="T1">зоны</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18">&lt;<text:span text:style-name="T25">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7"><text:soft-page-break/><text:span text:style-name="T12">– Нэш, к</text:span>ак называется наш проект?</text:p>
      <text:p text:style-name="P75"><text:span text:style-name="T9">– </text:span><text:span text:style-name="T70">Дайсон.</text:span></text:p>
      <text:p text:style-name="P75"><text:span text:style-name="T9">– </text:span><text:span text:style-name="T70">Сколько тебе лет?</text:span></text:p>
      <text:p text:style-name="P75"><text:span text:style-name="T9">– </text:span><text:span text:style-name="T70">Два года с начала запуска кластера.</text:span></text:p>
      <text:p text:style-name="P75"><text:span text:style-name="T9">– </text:span><text:span text:style-name="T70">Какой сейчас год?</text:span></text:p>
      <text:p text:style-name="P75"><text:span text:style-name="T9">– </text:span><text:span text:style-name="T70">202</text:span><text:span text:style-name="T9">1</text:span><text:span text:style-name="T70">-й.</text:span></text:p>
      <text:p text:style-name="P23"/>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7"><text:span text:style-name="T1">– </text:span>Н<text:span text:style-name="T1">эш тестовая задача номер шестнадцать</text:span>. <text:span text:style-name="T1">Выполни при дефолтных настройках.</text:span></text:p>
      <text:p text:style-name="P77"><text:span text:style-name="T36">–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8"><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3">incompartible interface Analytics v.0.93 beta</text:span>”</text:p>
      <text:p text:style-name="P38">Ага, уже теплее.</text:p>
      <text:p text:style-name="P38"/>
      <text:p text:style-name="P75"><text:span text:style-name="T9">– Нэш</text:span><text:span text:style-name="T70">, выдай диагностику модуля </text:span><text:span text:style-name="T9">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oft-page-break/><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102">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1">***</text:p>
      <text:p text:style-name="P13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4">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4">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8">Музыка быстрая, тревожная, надорваная и печальная (Pet Shop Boys “So Hard” ?)</text:p>
      <text:p text:style-name="P28"/>
      <text:p text:style-name="P87"><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5">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5">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5">,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2">3. </text:span>Кантерлот</text:h>
      <text:p text:style-name="P79">Музыка медленная, фэнтезийная, средневековая, изысканая, дворцовая (стиль Dire Straits “Coyote”)</text:p>
      <text:p text:style-name="P21">Глава IV. Пределы магии</text:p>
      <text:p text:style-name="P17"/>
      <text:p text:style-name="P21">Вашему покорному слуге известны четыре предела магии: </text:p>
      <text:list xml:id="list3509805027940612277" text:style-name="L4">
        <text:list-item>
          <text:p text:style-name="P17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3"><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text:soft-page-break/>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6"><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2">4. </text:span>Библиотека</text:h>
      <text:p text:style-name="P16">&lt;<text:span text:style-name="T60">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text:soft-page-break/>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4">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9" text:outline-level="2"><text:span text:style-name="T12">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60">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5">Селестия достаёт из потайной щели свиток с мыслями Селестии</text:span><text:span text:style-name="T24">`<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8" text:outline-level="2">6. Стыд</text:h>
      <text:p text:style-name="P52"/>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text:soft-page-break/>–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2">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text:soft-page-break/>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6">– </text:span><text:span text:style-name="T51">А из Пинто Крика уже месяц нет новостей...</text:span></text:p>
      <text:p text:style-name="P3"><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3"><text:span text:style-name="T51">– </text:span>“<text:span text:style-name="T1">Что я могу сделать, чтобы вернуть всё назад?</text:span>”</text:p>
      <text:p text:style-name="P13"><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51">– </text:span><text:span text:style-name="T37">Что бы это значило, Флер?</text:span></text:p>
      <text:p text:style-name="P13"><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7">&lt;</text:span><text:span text:style-name="T67">Mark Knopfler - </text:span><text:span text:style-name="T66">Hill Farmer's Blues</text:span><text:span text:style-name="T47">&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3">&lt;https://www.youtube.com/watch?v=Py9SDdYGFrQ&gt;</text:p>
      <text:h text:style-name="Heading_20_2" text:outline-level="2">10. Понивилль</text:h>
      <text:p text:style-name="P42"/>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3"/>
      <text:p text:style-name="P20">***</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2"><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79">&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9">»</text:span></text:p>
      <text:p text:style-name="P11">Я остановилась перед дверью. Четыре ярда брони отделяли меня от Эквестрии. Четыре ярда и двадцать пять лет.</text:p>
      <text:p text:style-name="P21"><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9">»</text:span></text:p>
      <text:p text:style-name="P3">Я прошла сквозь дверь.</text:p>
      <text:p text:style-name="P3"><text:soft-page-break/>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50">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1">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6"/>
      <text:h text:style-name="Heading_20_2" text:outline-level="2">12. День сурка</text:h>
      <text:p text:style-name="P13">&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6">—</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7">.</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3">Чужестранец-примат разбил сердце нашей обожаемой Селестии! Двор в отчаянии </text:span><text:span text:style-name="T15">—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3">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5">ZZ Top – Gimme all your lovin</text:p>
      <text:p text:style-name="P85">Mothley Crue – Kick Start My Heart</text:p>
      <text:p text:style-name="P55"><text:soft-page-break/><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3">Исчезновение дневной главы диархии: Эквестрия в панике!</text:span>» (статья двухдневной давности).</text:p>
      <text:p text:style-name="P55">«<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5">«<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69"><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3">Добро пожаловать в Груммингтон! Вам здесь рады!</text:span></text:p>
      <text:p text:style-name="P55"><text:span text:style-name="T33">Население города </text:span><text:span text:style-name="T75">302 пони</text:span><text:span text:style-name="T33">.</text:span></text:p>
      <text:p text:style-name="P55"><text:span text:style-name="T75">250 пони</text:span><text:span text:style-name="T33">.</text:span></text:p>
      <text:p text:style-name="P55"><text:span text:style-name="T75">125 поней</text:span><text:span text:style-name="T33">.</text:span></text:p>
      <text:p text:style-name="P55"><text:span text:style-name="T33">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2">Дружба </text:span><text:span text:style-name="T42">—</text:span><text:span text:style-name="T22"> </text:span><text:span text:style-name="T3">э</text:span><text:span text:style-name="T22">то, </text:span><text:span text:style-name="T77">так её </text:span><text:span text:style-name="T3">разэтак</text:span><text:span text:style-name="T77">,</text:span><text:span text:style-name="T22"> магия!</text:span><text:span text:style-name="T6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1">24пн</text:p>
      <text:p text:style-name="P71">15</text:p>
      <text:p text:style-name="P55"><text:span text:style-name="T33">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3">Добро пожаловать в Груммингтон! Вам здесь рады!</text:span></text:p>
      <text:p text:style-name="P55"><text:span text:style-name="T33">Население города </text:span><text:span text:style-name="T75">302 пони</text:span><text:span text:style-name="T33">.</text:span></text:p>
      <text:p text:style-name="P55"><text:span text:style-name="T75">250 пони</text:span><text:span text:style-name="T33">.</text:span></text:p>
      <text:p text:style-name="P55"><text:span text:style-name="T75">125 поней</text:span><text:span text:style-name="T33">.</text:span></text:p>
      <text:p text:style-name="P55"><text:span text:style-name="T33">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3">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text:span><text:soft-page-break/><text:span text:style-name="T33">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4">Макс! Я </text:span><text:span text:style-name="T28">— </text:span><text:span text:style-name="T24">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2">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2">Mothley Crue – Cickstart my heart</text:span>&gt;</text:p>
      <text:p text:style-name="P57">«<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4"/>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2">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Пегаска приветственно машет копытом.</text:p>
      <text:p text:style-name="P34"><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0"/>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oft-page-break/><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4">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0"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7">Я вытащил из кармана пасочку аликорна, подаренную мне кобылкой в Груммингтоне, и положил её на подоконник рядом с фигуркой.</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text:soft-page-break/>Она швырнула перемётные сумки мне на постель и пошла к выходу.</text:p>
      <text:p text:style-name="P57"><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ю,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text:soft-page-break/>–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1">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text:soft-page-break/>–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1">усесться поудобнее там, где стоишь, и слушать-слушать-слушать (танцевать?)</text:span>.</text:p>
      <text:p text:style-name="P57">…</text:p>
      <text:p text:style-name="P57"><text:soft-page-break/>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text:soft-page-break/>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4">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text:soft-page-break/>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text:soft-page-break/>–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soft-page-break/>***</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5">–</text:span><text:span text:style-name="T35"> Ну хорошо, а кто вами правит? Аликорн? Драко</text:span>можно просто не делать документов<text:span text:style-name="T35">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text:soft-page-break/>–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4"><text:span text:style-name="T12">~~~ </text:span>Человек Макс <text:span text:style-name="T12">~~~</text:span></text:p>
      <text:p text:style-name="P74">Паспорт гражданина Эквестрии</text:p>
      <text:p text:style-name="P73">Выдан человеку Максу</text:p>
      <text:p text:style-name="P7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2">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3">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4">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text:soft-page-break/>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text:soft-page-break/>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7"/>
      <text:p text:style-name="P47">~~~~~</text:p>
      <text:p text:style-name="P17">&lt;<text:span text:style-name="T25">Макс и ко появляются на Терре со сдвигом по времени (как и Кимеринн)?</text:span>&gt;</text:p>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3"/>
      <text:p text:style-name="P47">~~~~~</text:p>
      <text:p text:style-name="P3"/>
      <text:p text:style-name="P1">Невесомость, удар, чувство веса. Я открываю глаза.</text:p>
      <text:p text:style-name="P1">Крыша Bionic Hill-12 тускло отсвечивает в свете звёзд. <text:span text:style-name="T19">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text:soft-page-break/>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2"/>
      <text:h text:style-name="Heading_20_2" text:outline-level="2">21. <text:span text:style-name="T1">Терра</text:span></text:h>
      <text:h text:style-name="Heading_20_3" text:outline-level="3"><text:span text:style-name="T1">День первый</text:span></text:h>
      <text:p text:style-name="P52">&lt;<text:span text:style-name="T88">Bowie — Ashes to ashes</text:span>&gt;</text:p>
      <text:p text:style-name="P52"/>
      <text:p text:style-name="P52">Маленькое тельце лежало на полу без признаков жизни.</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text:span text:style-name="T19">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text:span text:style-name="T19">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моя заначка в Эогиппе осталась. – пробурчал он.</text:p>
      <text:p text:style-name="P60">– Ну так и зачем её тратить на ерунду? – возразил я.</text:p>
      <text:p text:style-name="P60">–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День второй</text:h>
      <text:p text:style-name="P57"/>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text:soft-page-break/>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3">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text:span><text:span text:style-name="T1">Хотел бы я знать, какой </text:span><text:span text:style-name="T1">чокнутый</text:span><text:span text:style-name="T1"> </text:span><text:span text:style-name="T1">шутник</text:span><text:span text:style-name="T1"> отвечает за превратности судьбы! Мы бы </text:span><text:span text:style-name="T1">с ним</text:span><text:span text:style-name="T1"> стали закадычными друзьями!.. Бу-га-га! </text:span><text:span text:style-name="T1">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text:span text:style-name="T24">Я отлучусь до конца недельки</text:span>… Не скучайте тут без меня.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40"><text:span text:style-name="T1">– </text:span><text:span text:style-name="T1">Да, совсем забыл! – </text:span><text:span text:style-name="T1">драконикус </text:span><text:span text:style-name="T1">хлопнул себя по лбу. –</text:span><text:span text:style-name="T1"> </text:span><text:span text:style-name="T1">Не пытайтесь разыскивать </text:span><text:span text:style-name="T1">Солнцезадую </text:span><text:span text:style-name="T1">в одиночку. </text:span><text:span text:style-name="T1">Если ошибётесь </text:span><text:span text:style-name="T7">— притащите в Эквестрию клона. Не то, </text:span><text:span text:style-name="T7">ч</text:span><text:span text:style-name="T7">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text:soft-page-break/>Так я и поверил этому джокеру! Я был прав — Дискорду доверять нельзя. Что ж, подсказку для поиска он подбросил, теперь пусть валит, куда хочет.</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22. <text:span text:style-name="T1">Терра</text:span></text:h>
      <text:h text:style-name="Heading_20_3" text:outline-level="3"><text:span text:style-name="T1">День третий</text:span></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 Что ты решил?</text:p>
      <text:p text:style-name="P3">– <text:span text:style-name="T35">Мы заманим Анджелу на крышу в день открытия коридора и свалим отсюда</text:span>. В Эквестрии к ней должна вернуться память. Нам не нужно полагаться на этого злого придурка.</text:p>
      <text:p text:style-name="P3">Флаттершай оторвалась от экрана.</text:p>
      <text:p text:style-name="P118"><text:span text:style-name="T12">–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Дискорд с заплаканными глазами стоял на ледовом катке перед брошенными коньками.</text:p>
      <text:p text:style-name="P118"><text:span text:style-name="T12">– Этот мультик, он… эмм, упрощённый до ужаса. Прямо как сахарная патока. Если честно, я… эмм, не понимаю, как такое может кому-то нравиться.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text:span text:style-name="T12">– А ты в курсе, что твой Дискорд многократно сжигал Селестию живьём? – выпалил я.</text:span></text:p>
      <text:p text:style-name="P118"><text:span text:style-name="T12">–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span></text:p>
      <text:p text:style-name="P118"><text:soft-page-break/><text:span text:style-name="T12">– Это всего лишь твои домыслы. С тем же успехом я могу объяснить это тем, что он </text:span>— злой придурок!</text:p>
      <text:p text:style-name="P118"><text:span text:style-name="T12">– Это не мои… домыслы… Он сам мне рассказал…</text:span></text:p>
      <text:p text:style-name="P173">Флаттершай встала со стула и попыталась уйти. Я задержал её.</text:p>
      <text:p text:style-name="P118"><text:span text:style-name="T12">– Извини. Я не знал. Нам нельзя ссориться.</text:span></text:p>
      <text:p text:style-name="P118">Флаттершай слабо улыбнулась.</text:p>
      <text:p text:style-name="P118"><text:span text:style-name="T12">– Я не сержусь… На Дискорда трудно не злиться… Он так себя ведёт, потому что его это… эмм, забавляет.</text:span></text:p>
      <text:p text:style-name="P3"/>
      <text:h text:style-name="Heading_20_3" text:outline-level="3">День четвёртый</text:h>
      <text:p text:style-name="P3"/>
      <text:p text:style-name="P8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8"><text:span text:style-name="T12">&lt;</text:span><text:span text:style-name="T24">подать фонарь под другим сосусом</text:span><text:span text:style-name="T12">&gt;</text:span> </text:p>
      <text:p text:style-name="P8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4">уменьшить подозрения — о них должен догадаться Макс</text:span><text:span text:style-name="T12">&gt;</text:span>?</text:p>
      <text:p text:style-name="P88">– Да, у меня тоже было такое чувство, что он хочет от нас избавиться. Но он же объяснил, почему. Или ты думаешь, что?..</text:p>
      <text:p text:style-name="P8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8">– Надо же! У меня были такие же мысли ещё в самом начале. Ты тоже считаешь, что он хочет вернуть себе статус правителя Эквестрии?</text:p>
      <text:p text:style-name="P88">Что считала Жанна, я услышать не успел. Внезапно её лицо исказила гримаса ужаса, она прижала ладони к лицу и крикнула:</text:p>
      <text:p text:style-name="P88">– Берегись!!!</text:p>
      <text:p text:style-name="P8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8">В голове звенело.</text:p>
      <text:p text:style-name="P8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8">– Он х-хотел тебя ут-топить. – Жанна схватила отломанную руку снеговика и закинула её в полынью.</text:p>
      <text:p text:style-name="P88">Я покачал головой. </text:p>
      <text:p text:style-name="P8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4">улучшить</text:span><text:span text:style-name="T12">&gt;</text:span>. А тот случай, когда мне пришлось зашивать тебе куртку после нападения убийц <text:span text:style-name="T12">&lt;</text:span><text:span text:style-name="T24">клоунов/санта-клаусов</text:span><text:span text:style-name="T12">&gt;</text:span> — ты тоже это представил, как веселье пьяной шпаны.</text:p>
      <text:p text:style-name="P88">Так вот, что я тебе скажу — это всё не так! Это не совпадения! Не бывает таких совпадений. Тебя кто-то или что-то хочет убить.</text:p>
      <text:p text:style-name="P88">– Жанна, но снеговик… Это смешно! Убить снеговиком — это самый нелепый способ убийства, о котором можно себе представить!</text:p>
      <text:p text:style-name="P88">И тут до меня дошло.</text:p>
      <text:p text:style-name="P88">Самый нелепый! Самый глупый и невообразимый! Всё сходится! Точно!</text:p>
      <text:p text:style-name="P8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8">Я осмотрел прибрежные кусты. В тусклом свете фонаря их силуэты казались изготовившимися к броску химерами.</text:p>
      <text:p text:style-name="P88">– Пойдём отсюда, Жанна. Тут опасно находиться.</text:p>
      <text:p text:style-name="P8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8">Когда я бросил последний взгляд на озеро, мне показалось, что из-подо льда нас провожали злые глазки снеговика.</text:p>
      <text:p text:style-name="P90"/>
      <text:p text:style-name="P3"/>
      <text:h text:style-name="Heading_20_3" text:outline-level="3">День пятый</text:h>
      <text:p text:style-name="P3"/>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хоть и на минуточку! – Она захлопнула <text:span text:style-name="T35">“</text:span><text:span text:style-name="T24">Последнего Единорога</text:span><text:span text:style-name="T35">” Бигла </text:span>и повернулась ко мне.</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конечно же,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из натуральной кожи.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Рога он какие-то выдумывает с крыльями, блин!</text:p>
      <text:p text:style-name="P18"/>
      <text:p text:style-name="P19">***</text:p>
      <text:p text:style-name="P18"/>
      <text:p text:style-name="P172"><text:span text:style-name="T12"/></text:p>
      <text:p text:style-name="P118"/>
      <text:p text:style-name="P9">***</text:p>
      <text:p text:style-name="P3"/>
      <text:p text:style-name="P3"/>
      <text:p text:style-name="P3">– Драконикус — хитрющая бестия. Он мог так сделать, чтобы направить тебя по ложному следу. </text:p>
      <text:p text:style-name="P3">– Какой смысл ему искать её в одиночку?</text:p>
      <text:p text:style-name="P3">–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3">– ?</text:p>
      <text:p text:style-name="P3">–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3"><text:soft-page-break/>Я кивнул, соглашаясь. Откуда-то я помнил про цель их присутствия.</text:p>
      <text:p text:style-name="P3">– Да вот только мыслится мне в последнее время, что… – мрачно продолжила фермерша и замолкла.</text:p>
      <text:p text:style-name="P3">– Ты думаешь… Дискорд всё же наплюёт на нас и вернётся один с Селестией?</text:p>
      <text:p text:style-name="P3">– Не хочу об этом думать… Но именно это пришло в голову после того, как он смылся от нас.</text:p>
      <text:p text:style-name="P3"/>
      <text:p text:style-name="P3"><text:span text:style-name="T18">&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8">меяла</text:span><text:span text:style-name="T12"> &gt;</text:span></text:p>
      <text:p text:style-name="P3"/>
      <text:p text:style-name="P3">&lt;Селестия погибает на Терре&gt;</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5">–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
      <text:p text:style-name="P3"/>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2">– </text:span>Ну хорошо. Убедила. В конце-концов, можем поступить так. Вы с Флатти вернётесь обратно а я продолжу поиски здесь.</text:p>
      <text:p text:style-name="P106"><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2">– </text:span>Вы можете связываться со мной раз в месяц по коридору.</text:p>
      <text:p text:style-name="P106"><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text:soft-page-break/></text:p>
      <text:p text:style-name="P106"/>
      <text:p text:style-name="P106"/>
      <text:p text:style-name="P106"><text:span text:style-name="T12">– </text:span>Конечно оставаться. Кто ещё, кроме нас, может найти её?</text:p>
      <text:p text:style-name="P106"><text:span text:style-name="T12">– </text:span>Я думал, ты не сможешь оставить Энджела и всех остальных надолго.</text:p>
      <text:p text:style-name="P106"><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2">– </text:span>Извини, Флаттершай, забылся.</text:p>
      <text:p text:style-name="P111"><text:span text:style-name="T12">– </text:span>Та ладно, я ж не против, – возразила Эпплджек. – Не парься, Флатти. Было б хуже, если б он <text:s/>назвал меня Эпплджек на людях.</text:p>
      <text:p text:style-name="P111"><text:span text:style-name="T12">– </text:span>Ты так... – запнулась Флаттершай. – Так быстро забыла свою ферму. И...</text:p>
      <text:p text:style-name="P111"><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2">– </text:span>Как ты можешь так говорить? – расплакалась Флаттершай.</text:p>
      <text:p text:style-name="P111"><text:span text:style-name="T12">– </text:span>Эй, девушки, не ссорьтесь! Мы — одна команда! И надеюсь, останемся ею и в дальнейшем. </text:p>
      <text:list xml:id="list8391328338574133055" text:style-name="L5">
        <text:list-header>
          <text:p text:style-name="P17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2">– </text:span>А если нет? – Эпплджек смотрела мне мне прямо в глаза.</text:p>
      <text:list xml:id="list20573800" text:continue-numbering="true" text:style-name="L5">
        <text:list-header>
          <text:p text:style-name="P178">Я молча пожал плечами. Эпплджек уверенно продолжила.</text:p>
        </text:list-header>
      </text:list>
      <text:p text:style-name="P111"><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2">– </text:span>Спасибо, ЭйДжей.</text:p>
      <text:p text:style-name="P111"><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89272" text:continue-numbering="true" text:style-name="L5">
        <text:list-header>
          <text:p text:style-name="P178">Флаттершай пробормотала нечто, показавшееся мне знакомым.</text:p>
        </text:list-header>
      </text:list>
      <text:p text:style-name="P111"><text:span text:style-name="T12">– </text:span>Флатти, ты что-то сказала? Я не расслышал.</text:p>
      <text:p text:style-name="P111"><text:span text:style-name="T12">– </text:span>Намерение Изменяет Реальность.</text:p>
      <text:p text:style-name="P111"><text:span text:style-name="T12">– </text:span>Эээ. А где ты слышала эту фразу, если не секрет?</text:p>
      <text:p text:style-name="P111"><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01709" text:continue-numbering="true" text:style-name="L5">
        <text:list-header>
          <text:p text:style-name="P178">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2">– </text:span>Флатти, ЭйДжей, буду через час. Ждите!</text:p>
      <text:p text:style-name="P3"/>
      <text:p text:style-name="P3"/>
      <text:p text:style-name="P3"/>
      <text:p text:style-name="P3"/>
      <text:p text:style-name="P3"/>
      <text:h text:style-name="P161" text:outline-level="2"><text:soft-page-break/>След?</text:h>
      <text:p text:style-name="P123"/>
      <text:p text:style-name="P88"><text:span text:style-name="T12">&lt;</text:span><text:span text:style-name="T24">сначала эпизод - проверка сумки в серверной</text:span><text:span text:style-name="T12">&gt;</text:span></text:p>
      <text:p text:style-name="P91"/>
      <text:p text:style-name="P88"><text:span text:style-name="T12">&lt;</text:span><text:span text:style-name="T24">расширить. Перед кафешкой - диалог с Флатти и ЭйДжей. Все думают, что наконец-то нашли Селестию. Все ликуют</text:span><text:span text:style-name="T12">&gt;</text:span></text:p>
      <text:p text:style-name="P91"/>
      <text:p text:style-name="P8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8">На том и остановились.</text:p>
      <text:p text:style-name="P88"/>
      <text:p text:style-name="P88"><text:span text:style-name="T12">&lt;</text:span><text:span text:style-name="T24">Расширить сцену в кафе. Ожидание, подьём и… падение ожиданий</text:span><text:span text:style-name="T12">&gt;</text:span></text:p>
      <text:p text:style-name="P88"/>
      <text:p text:style-name="P89">***</text:p>
      <text:p text:style-name="P88">На кухне за столиком сидели две девушки и сочиняли письмо.</text:p>
      <text:p text:style-name="P8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 Так это ты дома сидела вовсе не из-за болезни? – поразилась Эпплджек <text:span text:style-name="T12">&lt;</text:span><text:span text:style-name="T24">упомянуть болезнь Флатти в соответствующем разделе</text:span><text:span text:style-name="T12">&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
      <text:p text:style-name="P3"/>
      <text:p text:style-name="P88">Дни, наступившиеся после отъезда Дискорда, были бесконечно унылы. Идей, где искать Селестию, не было никаких. На меня навалилась опустошено</text:p>
      <text:p text:style-name="P88">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4">расширить</text:span><text:span text:style-name="T12">&gt;</text:span>.</text:p>
      <text:p text:style-name="P8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4">расширить</text:span><text:span text:style-name="T12">&gt;</text:span>.</text:p>
      <text:p text:style-name="P90">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4">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4">пять</text:span><text:span text:style-name="T12">&gt;</text:span>длинную прореху в куртке, <text:span text:style-name="T12">&lt;</text:span><text:span text:style-name="T24">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4">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
      <text:p text:style-name="P3"/>
      <text:p text:style-name="P3"/>
      <text:p text:style-name="P89">***</text:p>
      <text:p text:style-name="P88"><text:soft-page-break/>Наша компания поглощала ужин, приготовленный девушками, когда Дискорд хлопнул себя по лбу и крикнул:</text:p>
      <text:p text:style-name="P88">–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 Да. Чем скорее, тем лучше. У нас всё ещё есть почти <text:span text:style-name="T12">&lt;</text:span><text:span text:style-name="T24">три месяца</text:span><text:span text:style-name="T12">&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2"/>
      <text:p text:style-name="P42">&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2"><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2"/>
      <text:p text:style-name="P57"/>
      <text:p text:style-name="P1"><text:span text:style-name="T39">&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9">&gt;</text:span></text:p>
      <text:p text:style-name="P57"/>
      <text:p text:style-name="P46"><text:soft-page-break/>&lt;<text:span text:style-name="T25">- А ты сам-то что чувствуешь?</text:span></text:p>
      <text:p text:style-name="P34">-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4">...</text:p>
      <text:p text:style-name="P31">-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1"><text:span text:style-name="T1">- Не знаю, не отслеживал. Я ведь не брони!</text:span>&gt;</text:p>
      <text:p text:style-name="P31"/>
      <text:p text:style-name="P31">&lt; - <text:span text:style-name="T1">Возможно, в другой раз, в другое время...</text:span></text:p>
      <text:p text:style-name="P34">- Ну уж нет! Я завязываю с конеёбством!</text:p>
      <text:p text:style-name="P46"><text:span text:style-name="T25">- Посмотрим... Хи-хи...</text:span>&gt;</text:p>
      <text:p text:style-name="P46"/>
      <text:p text:style-name="P45">&lt;<text:span text:style-name="T25"> </text:span><text:span text:style-name="T24">-</text:span><text:span text:style-name="T25">Я не умею! Давай ты напишешь!</text:span></text:p>
      <text:p text:style-name="P45"><text:span text:style-name="T24">- </text:span><text:span text:style-name="T25">Фигушки! Подрядил меня татухи поням рисовать — сам теперь фанфик пиши!</text:span>&gt;</text:p>
      <text:p text:style-name="P55"/>
      <text:p text:style-name="P45">&lt;<text:span text:style-name="T25">В сцене прощания (во сне) — Р.Д. в будущем будет стрематься поебушек с человеками, чтобы не испытывать горечи расставания. Но: </text:span></text:p>
      <text:p text:style-name="P45"><text:span text:style-name="T25">- Учти, я ни капельки не жалею о наших поебушках! Но в будущем буду их стрематься. Это очень больно — вот так расставаться</text:span>&gt;</text:p>
      <text:p text:style-name="P33">&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3"/>
      <text:p text:style-name="P33">(про Макса в сне-прощании)</text:p>
      <text:p text:style-name="P33">Я — Дискорд, и я говорю вам: он вернётся Я подсоблю вам, касатикам, хе-хе!</text:p>
      <text:p text:style-name="P55"/>
      <text:p text:style-name="P133"><text:span text:style-name="T12"><text:s/>&lt;</text:span><text:span text:style-name="T28"> - </text:span><text:span text:style-name="T24">Я не могу быть вашим спасителем! Я намного хуже и испорченнее вас!</text:span><text:span text:style-name="T12">&gt;</text:span></text:p>
      <text:p text:style-name="P134"/>
      <text:p text:style-name="P45">&lt;<text:span text:style-name="T25">Луна говорит Максу в прощальном сне:</text:span></text:p>
      <text:p text:style-name="P45"><text:span text:style-name="T25">- Прости, что хотела убить тебя. Я ослабела и Найтмэр на время одержала верх</text:span>&gt;</text:p>
      <text:p text:style-name="P55"/>
      <text:p text:style-name="P45">&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0">&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2">&lt;</text:span>пятый<text:span text:style-name="T12">&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text:soft-page-break/></text:p>
      <text:p text:style-name="P32"/>
      <text:p text:style-name="P32"/>
      <text:p text:style-name="P42"/>
      <text:p text:style-name="P29"/>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2"/>
      <text:p text:style-name="P9">***</text:p>
      <text:p text:style-name="P122"/>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2"/>
      <text:h text:style-name="P161" text:outline-level="2">Сон Рэрити</text:h>
      <text:p text:style-name="P88"/>
      <text:p text:style-name="P93">&lt;<text:span text:style-name="T24">На Терре Селестия, будучи в компьютере, случайно пробуждает в Нексусе активный интеллект.</text:span>&gt;</text:p>
      <text:h text:style-name="P161" text:outline-level="2">Рейд пони-рэйнджеров</text:h>
      <text:p text:style-name="P88"/>
      <text:p text:style-name="P95">(леденящий душу триллер, музыка тревожная)</text:p>
      <text:p text:style-name="P90">&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9"/>
      <text:h text:style-name="P161" text:outline-level="2">Продолжение ЛСД-чаепития</text:h>
      <text:p text:style-name="P88"/>
      <text:p text:style-name="P88"><text:span text:style-name="T12">&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93"/>
      <text:h text:style-name="P161" text:outline-level="2">Поиск решения</text:h>
      <text:p text:style-name="P123"/>
      <text:p text:style-name="P88"><text:span text:style-name="T12">&lt;</text:span><text:span text:style-name="T2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oft-page-break/><text:span text:style-name="T24">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4"> Луна создаёт обратный коридор в срок.</text:span><text:span text:style-name="T12">&gt;</text:span></text:p>
      <text:p text:style-name="P88"/>
      <text:h text:style-name="P161" text:outline-level="2">Поход к замку Принцес-2</text:h>
      <text:p text:style-name="P88"/>
      <text:p text:style-name="P88"/>
      <text:p text:style-name="P88"/>
      <text:p text:style-name="P89"/>
      <text:p text:style-name="P88"><text:span text:style-name="T12">&lt;</text:span><text:span text:style-name="T24">Поиски Селестии — сюжет:</text:span></text:p>
      <text:p text:style-name="P92">Базовое положение: Селестия физически находится на компе Влада в соседнем с максовым доме, в качестве этической подпрограммы к Нексусу.</text:p>
      <text:p text:style-name="P92">Кратко:</text:p>
      <text:p text:style-name="P9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2">Эпизод 1:</text:p>
      <text:p text:style-name="P9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2">…</text:p>
      <text:p text:style-name="P92">Итого:</text:p>
      <text:p text:style-name="P9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2">Эпизод 3.5 (необязательный): День из жизни Дискорда (впечатления от нового мира, интерес путешествия, нежелание возвращаться).</text:p>
      <text:p text:style-name="P92">Эпизод 4: Эй-Джей рассказывает Максу о Флаттершай, о её тревожном состоянии - сильнейшей депрессии. Флатти отказывается есть и разговаривать.</text:p>
      <text:p text:style-name="P88"><text:soft-page-break/><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88"/>
      <text:h text:style-name="P161" text:outline-level="2"/>
      <text:h text:style-name="P161" text:outline-level="2">Поиски</text:h>
      <text:p text:style-name="P88"/>
      <text:p text:style-name="P88"/>
      <text:h text:style-name="P161" text:outline-level="2">Безнадёжность</text:h>
      <text:p text:style-name="P88"/>
      <text:p text:style-name="P89">***</text:p>
      <text:p text:style-name="P88"/>
      <text:h text:style-name="P161" text:outline-level="2"/>
      <text:h text:style-name="P161" text:outline-level="2">Озарение</text:h>
      <text:p text:style-name="P88"/>
      <text:p text:style-name="P88"><text:span text:style-name="T12">&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62" text:outline-level="2">Почти.</text:h>
      <text:p text:style-name="P124"/>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2">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text:soft-page-break/>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2" text:outline-level="2">Дискорд</text:h>
      <text:p text:style-name="P123"/>
      <text:p text:style-name="P124">Девушки поспешно собирались, пока я растолковывал им задачу.</text:p>
      <text:p text:style-name="P124"><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4"><text:span text:style-name="T12">– </text:span>Это тот твой приятель, который разбился с полгода назад? – спросила Эпплджек.</text:p>
      <text:p text:style-name="P124"><text:span text:style-name="T12">– </text:span>Да, это он.</text:p>
      <text:p text:style-name="P124"><text:span text:style-name="T12">– </text:span>А как мы попадём в его квартиру? Там сейчас кто-то живёт? – Флаттершай прыгала на одной ноге, натягивая кед.</text:p>
      <text:p text:style-name="P124"><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5">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4">Плохо написано!</text:span><text:span text:style-name="T12">&gt;</text:span></text:p>
      <text:p text:style-name="P125"><text:soft-page-break/>Я поднёс брелок пропуска к домофону, но дверь подъезда не открылась. Замигала красная лампочка и зажужжал зуммер.</text:p>
      <text:p text:style-name="P125">Я выругался.</text:p>
      <text:p text:style-name="P125"><text:span text:style-name="T12">– </text:span>Макс, что случилось? У нас проблемы?</text:p>
      <text:p text:style-name="P125"><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5"><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25"><text:span text:style-name="T12">– </text:span>Нет нужды. Лучше станьте-ка сзади меня так, чтобы заслонить от этих бабулек и от вооон той камеры наблюдения.</text:p>
      <text:list xml:id="list1641270825495349372" text:style-name="L6">
        <text:list-header>
          <text:p text:style-name="P17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7"><text:span text:style-name="T12">–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7"><text:span text:style-name="T12">– </text:span>Макс, тут окно разбито! И верёвка какая-то висит. – крикнула Флаттершай из кухни.</text:p>
      <text:p text:style-name="P147"><text:span text:style-name="T12">– </text:span>Оставь, Флатти, не сейчас! – отмахнулся я.</text:p>
      <text:p text:style-name="P154">Лампочка питания на ноутбуке горела, <text:s/>но подключенный монитор оставался тёмным. Я постучал по пробелу, но безрезультатно.</text:p>
      <text:p text:style-name="P147"><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47"><text:span text:style-name="T12">– </text:span>Монитор выключен. – <text:s/>раздалось из угла. Кресло с высокой спинкой повернулось, открыв нашим взорам Дискорда. </text:p>
      <text:p text:style-name="P14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7">Он приподнял панамку, дурашливо здороваясь.</text:p>
      <text:p text:style-name="P147"><text:soft-page-break/><text:span text:style-name="T12">– </text:span>Оп-па! – пробормотала Эпплджек. – Нежданчик!</text:p>
      <text:p text:style-name="P147"><text:span text:style-name="T12">– </text:span>Ты, я вижу, времени не терял, – моя рука под прикрытием стола медленно тянулась к тяжёлой фарфоровой кружке, стоящей на краю.</text:p>
      <text:p text:style-name="P127"><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7"><text:span text:style-name="T12">– </text:span>А почему ты вообще решил искать нас тут? – спросила Эпплджек. – Приехал бы домой. Мы б тебя чаем напоили.</text:p>
      <text:p text:style-name="P127"><text:span text:style-name="T12">– </text:span>Видишь ли, дорогая Эй-Джей, я с самого начала знал, где находится наша уважаемая принцесса, а времени в обрез, так что...</text:p>
      <text:p text:style-name="P135">В проёме дверей появилась Флаттершай.</text:p>
      <text:p text:style-name="P127"><text:span text:style-name="T12">– </text:span>С кем это вы тут разговариваете?</text:p>
      <text:list xml:id="list1746731412136103962" text:style-name="L7">
        <text:list-header>
          <text:p text:style-name="P16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5">Оглушённый Дискорд попытался было отъехать на кресле в сторону, но я припёр его стулом к стенке.</text:p>
      <text:p text:style-name="P127">– Жанна, Флатти, хватайте ноут и на выход! Я с ним разберусь! Не теряйте вре...!</text:p>
      <text:p text:style-name="P127">– ТЫ ИДИО...!!!</text:p>
      <text:p text:style-name="P127">Дискорд <text:s/>зорал одновременно со мной, прикрываясь от меня руками, когда раздался оглушительный</text:p>
      <text:p text:style-name="P127">...</text:p>
      <text:p text:style-name="P128">БАХ!!!</text:p>
      <text:p text:style-name="P127">…</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7">На лице Дискорда появилось удивлённо-мечтательное выражение и он вырубился.</text:p>
      <text:p text:style-name="P147"/>
      <text:h text:style-name="P161" text:outline-level="2">Селестия</text:h>
      <text:p text:style-name="P147"/>
      <text:p text:style-name="P12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7">Включенный монитор показал схематическое изображение Селестиии, </text:p>
      <text:p text:style-name="P148">&gt;\<text:span text:style-name="T1">Привет, Селестия. Это Макс. Как себя чувствуешь?</text:span></text:p>
      <text:p text:style-name="P148">&lt;\<text:span text:style-name="T1">Макс? МАКС??? МА-А-А-АКС!!! НАКОНЕЦ-ТО! КАК Я РАДА ТЕБЯ СЛЫШАТЬ! </text:span></text:p>
      <text:p text:style-name="P148">&gt;\<text:span text:style-name="T1">Я рад, что нашёл тебя, Тия.</text:span></text:p>
      <text:p text:style-name="P14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8">&gt;\<text:span text:style-name="T1">Тия, я сейчас подключу микрофон и колонки, и мы сможем общаться более удобно.</text:span></text:p>
      <text:p text:style-name="P147">…</text:p>
      <text:p text:style-name="P147">– Привет опять. Как ты меня слышишь?</text:p>
      <text:p text:style-name="P147"><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8">– <text:span text:style-name="T1">Могу себе представить. Как-то раз я провёл три часа камере сенсорной депривации. Мне не понравилось.</text:span></text:p>
      <text:p text:style-name="P147">– Эммм... Ваше Высочество, вы в порядке? Мы так рады, что наконец-то нашли Вас! – вклинилась в разговор Эпплджек.</text:p>
      <text:p text:style-name="P147">– Кто тут? Макс, кто ещё с тобой?</text:p>
      <text:p text:style-name="P148"><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8">– <text:span text:style-name="T1">Девочки? Я рада вас слышать. А Твайлайт нет рядом?</text:span></text:p>
      <text:p text:style-name="P14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7">При этих словах Дискорд замычал и задёргался. Эпплджек нахмурилась и проверила верёвки, привязывающие его к спинке стула.</text:p>
      <text:p text:style-name="P14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7">– Ноутбук — так называется место, где я нахожусь сейчас? А кто это мычит?</text:p>
      <text:p text:style-name="P14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7">– О, духи предков, но зачем??? Почему у него кляп во рту?</text:p>
      <text:p text:style-name="P147">– Мы связали его. Он нас предал. И тебя. И Эквестрию. Всех.</text:p>
      <text:p text:style-name="P147">При этих словах Эпплджек и Флаттершай непонимающе уставились на меня, а Дискорд протестующе замычал.</text:p>
      <text:p text:style-name="P147">Я начал рассказывать о своих догадках, и непонимающее выражение на лицах девушек сменилось удивлением.</text:p>
      <text:p text:style-name="P14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7">– А зачем тогда ты приложила его книгой? – непонимающе уставился я на неё.</text:p>
      <text:p text:style-name="P147">– Потому что ты напал на него. Я и подумала — тебе виднее. И подсобила.</text:p>
      <text:p text:style-name="P147">Флаттершай отрицающе мотнула головой.</text:p>
      <text:p text:style-name="P147">– Не может Дискорд быть предателем. Он мой друг.</text:p>
      <text:p text:style-name="P147">Дискорд благодарственно замычал и закивал головой.</text:p>
      <text:p text:style-name="P14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7">Дискорд завёл глаза на лоб и обречённо завыл.</text:p>
      <text:p text:style-name="P147">– Макс, постой. Дай мне поговорить с ним. – сказала Селестия. – Не могу поверить, что Дискорд на такое пошёл.</text:p>
      <text:p text:style-name="P147">– Ну хорошо. Поговори. Послушаем, что он скажет.</text:p>
      <text:p text:style-name="P147">Я красноречиво покачал кулак перед его носом и вытащил кляп.</text:p>
      <text:p text:style-name="P147">...</text:p>
      <text:p text:style-name="P136"><text:soft-page-break/>– Ффы, тьфу, пффф, пфу! <text:span text:style-name="T12">&lt;</text:span><text:span text:style-name="T24">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36">– Это я-то устраиваю цирк?!! ДА ТЫ НА СЕБЯ ПОСМОТРИ, КЛОУН!!! На людей кидаешься, чашками бросаешься, вон, мне нос разбил! Дерёшься...</text:p>
      <text:p text:style-name="P136">Я угрожающе поднёс тряпку к лицу Дискорда.</text:p>
      <text:p text:style-name="P136">– Ещё одно слово в таком тоне, и ты заткнёшься, а мы уйдём в Эквестрию без тебя!</text:p>
      <text:p text:style-name="P13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6">Дискорд демонстративно закрыл рот и посвистывая уставился в потолок.</text:p>
      <text:p text:style-name="P136">Разговор зашёл в тупик.</text:p>
      <text:p text:style-name="P139">&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2">-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39">&gt;</text:p>
      <text:p text:style-name="P140">На мониторе высветился текст:</text:p>
      <text:p text:style-name="P13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0"/>
      <text:p text:style-name="P140">Из колонок послышался лёгкий шорох.</text:p>
      <text:p text:style-name="P136">– Дик, сейчас не время для ссор. – голос Селестии был мягким, но настойчивым. – Мы в одной лодке.</text:p>
      <text:p text:style-name="P136">– Тебе легко говорить! Тебе не разбивали нос и не оскорбляли угрозами!</text:p>
      <text:p text:style-name="P136">– Ты должен понимать, что у Макса были все основания так себя вести. Твоё поведение вызвало подозрения у него, ведь он мало тебя знает. </text:p>
      <text:p text:style-name="P136">К уговорам Селестии присоединилась Флаттершай.</text:p>
      <text:p text:style-name="P136">– Дискорд, миленький, прости его. Макс хороший. Он просто не знал, что ты тоже хороший...</text:p>
      <text:p text:style-name="P136">У Дискорда покраснели уши и он засмущался и заворчал.</text:p>
      <text:p text:style-name="P13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6">Я пропустил «дятла» мимо ушей.</text:p>
      <text:p text:style-name="P14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7">***</text:p>
      <text:p text:style-name="P13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6">Потому разбрасываться такой возможностью не стоит. Если уж тебе повезло оказаться в новом мире — исследуй его сполна!..</text:p>
      <text:p text:style-name="P137">***</text:p>
      <text:p text:style-name="P142">&lt;<text:span text:style-name="T25">сюда можно вставить похождения Дискорда</text:span>&gt;</text:p>
      <text:p text:style-name="P137">***</text:p>
      <text:p text:style-name="P140">– Развяжите мне, наконец, руки! Или хотя бы одну. Плечами жестикулировать неудобно.... </text:p>
      <text:p text:style-name="P140">Я развязал Дискорду левую руку.</text:p>
      <text:p text:style-name="P13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0">Дискорд принялся разминать затёкшее запястье.</text:p>
      <text:p text:style-name="P14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0">– Какое письмо, Корди? – вскинулась до этого зачарованно слушавшая Дискорда Флаттершай.</text:p>
      <text:p text:style-name="P140">– Ну ваше же! Вы с Эпплджек написали мне о своих мытарствах тут. Вежливо так написали, спасибо...</text:p>
      <text:p text:style-name="P140">Флаттершай покрылась пунцовыми пятнами.</text:p>
      <text:p text:style-name="P140">– Я... Мы... – тут она совсем стушевалась.</text:p>
      <text:p text:style-name="P140">– Так а почему ты сказал, что никто не уйдёт в Эквестрию? – наконец перебила Дискорда скучавшая до этого Эпплджек.</text:p>
      <text:p text:style-name="P140">Дискорд уставился на неё долгим взглядом, а потом хлопнул себя по лбу.</text:p>
      <text:p text:style-name="P14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9">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40"><text:soft-page-break/>– И что? – продолжила его мысль Эпплджек.</text:p>
      <text:p text:style-name="P140">– Эквестрийские <text:span text:style-name="T12">&lt;</text:span><text:span text:style-name="T24">три месяца</text:span><text:span text:style-name="T12">&gt;</text:span> КО-РО-ЧЕ местных. – с нажимом повторил Дискорд. – По моим подсчётам, на два дня.</text:p>
      <text:p text:style-name="P140">– И?!! – до меня уже дошло, но Эпплджек продолжала тупить.</text:p>
      <text:p text:style-name="P140">– Короче, времени у нас осталось что-то около пятнадцати минут. Или около того. – заявил Дискорд, поднеся к глазам запястье с массивными часами.</text:p>
      <text:p text:style-name="P140">– СКОЛЬКО??? – воскликнули хором я и девушки.</text:p>
      <text:p text:style-name="P140">Дискорд открыл было рот, но его слова заглушил звонок в дверь.</text:p>
      <text:p text:style-name="P140">– ОТКРОЙТЕ, ПОЛИЦИЯ! Вам даётся полминуты, чтобы открыть дверь. Через тридцать секунд дверь будет выбита!</text:p>
      <text:p text:style-name="P14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0">Блядь!</text:p>
      <text:p text:style-name="P140">– На крышу, живо!!! Через окно на кухне! – зашипел Дискорд, отчаянно дёргая узлы свободной рукой.</text:p>
      <text:p text:style-name="P140">Эпплджек, одной рукой сгребя в охапку ноутбук, второй увлекая Флаттершай, кинулась на кухню.</text:p>
      <text:p text:style-name="P140">– А толку? Куда мы с крыши денемся? – спросил я растерянно. Дискорд только раздражённо зарычал в ответ.</text:p>
      <text:p text:style-name="P136">Дверь содрогнулась от мощного удара. Послышался стук падающей штукатурки. Я сломя голову кинулся на кухню.</text:p>
      <text:p text:style-name="P136">– Развяжи меня, идиот!!! – гаркнул вдогонку Дискорд.</text:p>
      <text:p text:style-name="P13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6">– Давай на крышу! Я догоню! – рявкнул он, освобождая вторую руку.</text:p>
      <text:p text:style-name="P136">От второго удара дверная коробка крякнула и наполовину въехала в коридор. </text:p>
      <text:p text:style-name="P13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6">Верёвка в кухонном окне дёргалась от движений лезущих по ней Флатти и Эпплджек. Я словил её рукой и стал на подоконник.</text:p>
      <text:p text:style-name="P136">Чёрт!</text:p>
      <text:p text:style-name="P13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6">Но нет, триста тысяч чертей, раз девушки смогли – я тоже смогу!</text:p>
      <text:p text:style-name="P13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6">Я успел сократить расстояние до Эпплджек наполовину, когда девушки нашли решение.</text:p>
      <text:p text:style-name="P136"><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6">Я выдохнул.</text:p>
      <text:p text:style-name="P13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6">Чёрт! Чёрт! Чёрт! Чёрт!</text:p>
      <text:p text:style-name="P136">Бля!!!...</text:p>
      <text:p text:style-name="P136">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36"/>
      <text:h text:style-name="P161" text:outline-level="2">Назад, в Эквестрию</text:h>
      <text:p text:style-name="P136"/>
      <text:p text:style-name="P136">Долго паниковать не пришлось. </text:p>
      <text:p text:style-name="P136">Я почувствовал сильный рывок за шиворот и захват поперёк груди. </text:p>
      <text:p text:style-name="P136">– ОТПУСТИ ДЕВЧОНКУ!!! – загрохотало мне в ухо. Я открыл глаза.</text:p>
      <text:p text:style-name="P13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6">Я чуть поднял глаза и уставился в чешуйчатую морду дракона.</text:p>
      <text:p text:style-name="P136">– Отпусти Эпплджек. Я её держу. – повторил Дискорд. – Мне сбалансироваться надо. Вы не такие уж и лёгкие.</text:p>
      <text:p text:style-name="P13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6">Наконец это ему удалось, и дальнейший подъём на крышу происходил в молчании.</text:p>
      <text:p text:style-name="P13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6"><text:soft-page-break/>–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6">Флаттершай оторвала заплаканное лицо от моей ветровки.</text:p>
      <text:p text:style-name="P136">– Да-да, ты прав, Корди. Я готова.</text:p>
      <text:p text:style-name="P136">На длинной шее Дискорда разместились Эпплджек и Флаттершай. Я, для сохранения баланса, разместился позади крыльев.</text:p>
      <text:p text:style-name="P136">Дискорд расправил крылья и начал короткую пробежку к краю.</text:p>
      <text:p text:style-name="P14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6">И мы полетели навстречу закату.</text:p>
      <text:p text:style-name="P13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6">Впереди по курсу увеличивалась громада моей высотки. Дискорд летел прямо на разрыв в ограждении, который я проделал <text:span text:style-name="T12">&lt;</text:span><text:span text:style-name="T24">полгода</text:span><text:span text:style-name="T12">&gt;</text:span> назад своим проходом в Эквестрию.</text:p>
      <text:p text:style-name="P13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6">– Пристегните ремни! – проревел Дискорд, резко ускоряясь. – Будет весело!!!</text:p>
      <text:p text:style-name="P13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6">– ЙУУУУУУУХХХУУУУУ!!! – заорал Дискорд, сложил крылья и врезался в шар.</text:p>
      <text:p text:style-name="P141">&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1"/>
      <text:p text:style-name="P136"/>
      <text:p text:style-name="P141"/>
      <text:h text:style-name="P157" text:outline-level="1">Беседа за столиком в ночи</text:h>
      <text:p text:style-name="P126">&lt;<text:span text:style-name="T62">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2">–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6"><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3">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5">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2">– Сам ты раздолбай! – произнёс, наконец, Свирл</text:span>)</text:p>
      <text:p text:style-name="P111"><text:soft-page-break/>…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2">&lt;</text:span>упомянуть в эпизоде на Терре, что МЛП-сериал закрылся год назад<text:span text:style-name="T12">&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2">&lt;</text:span><text:span text:style-name="T28">чёрт</text:span><text:span text:style-name="T12">&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4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9">– Хорошо. Уболтал. Кьютимарки беру на себя. Так и знал, что мне самое трудное достанется!</text:p>
      <text:p text:style-name="P14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9">Анакорн проследил мой взгляд.</text:p>
      <text:p text:style-name="P149">– Нечего так смотреть. Если я стану применять магию вместо ловкости, теряется весь смысл упражнения... О, глянь-ка на Эквус!</text:p>
      <text:p text:style-name="P149"><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9"/>
      <text:p text:style-name="P151">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2"/>
      <text:p text:style-name="P15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1"/>
      <text:p text:style-name="P151"/>
      <text:p text:style-name="P149">Я опять задумался. В голове было пусто. Хотя, если подумать с точки зрения программиста, можно... Наверное можно, раз все предыдущее прокатило...</text:p>
      <text:p text:style-name="P150">–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0">– Не понял? Это как? Как ты совместишь разрушенную магическими войнами Эквестрию с романтически-сексуальным раем для попаданцев?</text:p>
      <text:p text:style-name="P150"><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0">Анакорн долго мусолил карандаш, а потом вдруг заржал.</text:p>
      <text:p text:style-name="P150"><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0"><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50">Анакорн примирительно похлопал меня по плечу.</text:p>
      <text:p text:style-name="P150"><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text:soft-page-break/>реальных событий, происходящих в одной из реальностей Эквуса. Твой фанфик будет последним настоящим фанфиком в этом смысле.</text:p>
      <text:p text:style-name="P150">Я подозрительно посмотрел на Анакорна.</text:p>
      <text:p text:style-name="P150"><text:span text:style-name="T12">– </text:span>Какой ещё, нафиг, «мой фанфик»? Я никакого фанфика не писал. И не собираюсь, вообще-то.</text:p>
      <text:p text:style-name="P150">Анакорн ехидно ухмыльнулся и откинулся в кресле, переплетя пальцы за затылком.</text:p>
      <text:p text:style-name="P150"><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9"><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9"><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9"><text:span text:style-name="T12">– </text:span>Факн щит<text:note text:id="ftn13" text:note-class="footnote"><text:note-citation>13</text:note-citation><text:note-body><text:p text:style-name="P14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9">Анакорн развёл руками.</text:p>
      <text:p text:style-name="P149"><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9">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12">&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2">&lt;</text:span><text:span text:style-name="T24">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2">&lt;</text:span><text:span text:style-name="T24">полгода</text:span><text:span text:style-name="T12">&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4"> - Ты морочила мне яйца, чтобы заинтересовать? Всё, как Свирл указал?</text:span></text:p>
      <text:p text:style-name="P108">– Пожалуйста! <text:span text:style-name="T35">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1"><text:span text:style-name="T24">-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2">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text:span><text:span text:style-name="T24">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6">Селестия кивнула, соглашаясь, и образ её начал меркнуть.</text:p>
      <text:p text:style-name="P141">– <text:span text:style-name="T1">Окей. Будь счастлив и... спасибо тебе за всё, Макс.</text:span></text:p>
      <text:p text:style-name="P117"><text:soft-page-break/>Мне очень хочется, чтобы мы смогли встретиться в другое время, при других обстоятельствах. Быть может, у нас всё было бы по иному.</text:p>
      <text:p text:style-name="P136">…</text:p>
      <text:p text:style-name="P14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6">Он нахлобучил на себя невесть откуда взявшуюся двууголку.</text:p>
      <text:p text:style-name="P136">– Как вам это нравится, господа?! Дискорд — спаситель Эквестрии! А ведь звучит!!! Разрешите откланяться!..</text:p>
      <text:p text:style-name="P136"/>
      <text:list xml:id="list2149833057930882594" text:style-name="L8">
        <text:list-header>
          <text:p text:style-name="P182">(<text:span text:style-name="T32">Луна — как повелительница снов, слышала разговор Макса с Анакорном</text:span>)</text:p>
          <text:p text:style-name="P183"/>
        </text:list-header>
      </text:list>
      <text:p text:style-name="P137">***</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6">-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2">–</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1" text:outline-level="2">Земля</text:h>
      <text:p text:style-name="P110">&lt;<text:span text:style-name="T62">Daft Punk – Get Lucky</text:span>&gt;</text:p>
      <text:p text:style-name="P110"/>
      <text:p text:style-name="P103">Я открыл глаза. <text:span text:style-name="T1">Бляяяяяяя... У</text:span>же десять... <text:span text:style-name="T1">Башка чугунная... Вот на кой хрен ложиться в </text:span><text:span text:style-name="T12">два</text:span><text:span text:style-name="T1">,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text:soft-page-break/></text:p>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22T00:40:25.31</dc:date>
    <meta:editing-duration>P114DT8H36M</meta:editing-duration>
    <meta:editing-cycles>6806</meta:editing-cycles>
    <meta:generator>OpenOffice/4.1.1$Win32 OpenOffice.org_project/411m6$Build-9775</meta:generator>
    <dc:creator>макс </dc:creator>
    <meta:document-statistic meta:table-count="0" meta:image-count="0" meta:object-count="0" meta:page-count="194" meta:paragraph-count="4075" meta:word-count="91334" meta:character-count="580868"/>
  </office:meta>
</office:document-meta>
</file>